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2.535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37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Empdata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fo:color="#00b0f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p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table:style-name="ce1" office:value-type="string">
            <text:p>Fname</text:p>
          </table:table-cell>
          <table:table-cell table:style-name="ce1" office:value-type="string">
            <text:p>Mname</text:p>
          </table:table-cell>
          <table:table-cell table:style-name="ce1" office:value-type="string">
            <text:p>Lname</text:p>
          </table:table-cell>
          <table:table-cell table:style-name="ce1" office:value-type="string">
            <text:p>EID</text:p>
          </table:table-cell>
          <table:table-cell table:style-name="ce1" office:value-type="string">
            <text:p>Results</text:p>
          </table:table-cell>
          <table:table-cell table:number-columns-repeated="1019"/>
        </table:table-row>
        <table:table-row table:style-name="ro2">
          <table:table-cell office:value-type="string">
            <text:p>Akhi1</text:p>
          </table:table-cell>
          <table:table-cell office:value-type="string">
            <text:p>Ranga</text:p>
          </table:table-cell>
          <table:table-cell table:style-name="ce2" office:value-type="string">
            <text:p>Selenium1</text:p>
          </table:table-cell>
          <table:table-cell office:value-type="float" office:value="102">
            <text:p>102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>
            <text:p>Akhi2</text:p>
          </table:table-cell>
          <table:table-cell office:value-type="string">
            <text:p>Ranga</text:p>
          </table:table-cell>
          <table:table-cell office:value-type="string">
            <text:p>Selenium2</text:p>
          </table:table-cell>
          <table:table-cell office:value-type="float" office:value="103">
            <text:p>103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Akhi3</text:p>
          </table:table-cell>
          <table:table-cell office:value-type="string">
            <text:p>Ranga</text:p>
          </table:table-cell>
          <table:table-cell office:value-type="string">
            <text:p>Selenium3</text:p>
          </table:table-cell>
          <table:table-cell office:value-type="float" office:value="104">
            <text:p>104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>
            <text:p>Akhi4</text:p>
          </table:table-cell>
          <table:table-cell office:value-type="string">
            <text:p>Ranga</text:p>
          </table:table-cell>
          <table:table-cell office:value-type="string">
            <text:p>Selenium4</text:p>
          </table:table-cell>
          <table:table-cell office:value-type="float" office:value="105">
            <text:p>105</text:p>
          </table:table-cell>
          <table:table-cell table:number-columns-repeated="1020"/>
        </table:table-row>
        <table:table-row table:style-name="ro2">
          <table:table-cell office:value-type="string">
            <text:p>Akhi5</text:p>
          </table:table-cell>
          <table:table-cell office:value-type="string">
            <text:p>Ranga</text:p>
          </table:table-cell>
          <table:table-cell office:value-type="string">
            <text:p>Selenium5</text:p>
          </table:table-cell>
          <table:table-cell office:value-type="float" office:value="106">
            <text:p>106</text:p>
          </table:table-cell>
          <table:table-cell table:number-columns-repeated="1020"/>
        </table:table-row>
        <table:table-row table:style-name="ro2">
          <table:table-cell office:value-type="string">
            <text:p>Akhi6</text:p>
          </table:table-cell>
          <table:table-cell office:value-type="string">
            <text:p>Ranga</text:p>
          </table:table-cell>
          <table:table-cell office:value-type="string">
            <text:p>Selenium6</text:p>
          </table:table-cell>
          <table:table-cell office:value-type="float" office:value="107">
            <text:p>107</text:p>
          </table:table-cell>
          <table:table-cell table:number-columns-repeated="1020"/>
        </table:table-row>
        <table:table-row table:style-name="ro2">
          <table:table-cell office:value-type="string">
            <text:p>Akhi7</text:p>
          </table:table-cell>
          <table:table-cell office:value-type="string">
            <text:p>Ranga</text:p>
          </table:table-cell>
          <table:table-cell office:value-type="string">
            <text:p>Selenium7</text:p>
          </table:table-cell>
          <table:table-cell office:value-type="float" office:value="108">
            <text:p>108</text:p>
          </table:table-cell>
          <table:table-cell table:number-columns-repeated="1020"/>
        </table:table-row>
        <table:table-row table:style-name="ro2">
          <table:table-cell office:value-type="string">
            <text:p>Akhi8</text:p>
          </table:table-cell>
          <table:table-cell office:value-type="string">
            <text:p>Ranga</text:p>
          </table:table-cell>
          <table:table-cell office:value-type="string">
            <text:p>Selenium8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2">
          <table:table-cell office:value-type="string">
            <text:p>Akhi9</text:p>
          </table:table-cell>
          <table:table-cell office:value-type="string">
            <text:p>Ranga</text:p>
          </table:table-cell>
          <table:table-cell office:value-type="string">
            <text:p>Selenium9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2">
          <table:table-cell office:value-type="string">
            <text:p>Akhi10</text:p>
          </table:table-cell>
          <table:table-cell office:value-type="string">
            <text:p>Ranga</text:p>
          </table:table-cell>
          <table:table-cell office:value-type="string">
            <text:p>Selenium10</text:p>
          </table:table-cell>
          <table:table-cell office:value-type="float" office:value="111">
            <text:p>111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1">21/03/2023</text:date>, <text:time>23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data" style:display-name="PageStyle_Emp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OpenOffice/4.1.9$Win32 OpenOffice.org_project/419m1$Build-9805</meta:generator>
  </office:meta>
</office:document-meta>
</file>